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01 – Security Governance Through Principles and Policies</text:p>
      <text:p text:style-name="Standard"/>
      <text:p text:style-name="Standard">Objective: Answer each question.</text:p>
      <text:p text:style-name="Standard"/>
      <text:p text:style-name="P1">Questions</text:p>
      <text:p text:style-name="Standard"/>
      <text:p text:style-name="Standard">1. Discuss and describe the CIA Triad.</text:p>
      <text:p text:style-name="Standard"/>
      <text:p text:style-name="Standard">2. What are the requirements to hold a person accountable for the actions of their user account?</text:p>
      <text:p text:style-name="Standard"/>
      <text:p text:style-name="Standard">3. Name the six primary security roles as defined by ISC2 for CISSP.</text:p>
      <text:p text:style-name="Standard"/>
      <text:p text:style-name="Standard">4. What are the four components of a complete organizational security policy and their basic purpose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4T17:08:59.319485225</meta:creation-date>
    <dc:date>2026-01-14T17:09:51.219999109</dc:date>
    <meta:editing-duration>PT52S</meta:editing-duration>
    <meta:editing-cycles>1</meta:editing-cycles>
    <meta:document-statistic meta:table-count="0" meta:image-count="0" meta:object-count="0" meta:page-count="1" meta:paragraph-count="7" meta:word-count="66" meta:character-count="404" meta:non-whitespace-character-count="344"/>
    <meta:generator>LibreOffice/24.2.7.2$Linux_X86_64 LibreOffice_project/420$Build-2</meta:generator>
  </office:meta>
</office:document-meta>
</file>